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6pt" style:font-size-asian="16pt"/>
    </style:style>
    <style:style style:name="T1" style:family="text">
      <style:text-properties fo:color="#7f0055" style:font-name="Consolas" fo:font-size="16pt" fo:font-weight="bold" style:font-size-asian="16pt" style:font-weight-asian="bold"/>
    </style:style>
    <style:style style:name="T2" style:family="text">
      <style:text-properties fo:color="#000000" style:font-name="Consolas" fo:font-size="16pt" style:font-size-asian="16pt"/>
    </style:style>
    <style:style style:name="T3" style:family="text">
      <style:text-properties fo:color="#000000" style:font-name="Consolas" fo:font-size="16pt" style:text-underline-style="solid" style:text-underline-width="auto" style:text-underline-color="font-color" style:font-size-asian="16pt"/>
    </style:style>
    <style:style style:name="T4" style:family="text">
      <style:text-properties fo:color="#6a3e3e" style:font-name="Consolas" fo:font-size="16pt" style:font-size-asian="16pt"/>
    </style:style>
    <style:style style:name="T5" style:family="text">
      <style:text-properties fo:color="#2a00ff" style:font-name="Consolas" fo:font-size="16pt" style:font-size-asian="16pt"/>
    </style:style>
    <style:style style:name="T6" style:family="text">
      <style:text-properties fo:color="#3f5fbf" style:font-name="Consolas" fo:font-size="16pt" style:font-size-asian="16pt"/>
    </style:style>
    <style:style style:name="T7" style:family="text">
      <style:text-properties fo:color="#7f9fbf" style:font-name="Consolas" fo:font-size="16pt" fo:font-weight="bold" style:font-size-asian="16pt" style:font-weight-asian="bold"/>
    </style:style>
    <style:style style:name="T8" style:family="text">
      <style:text-properties fo:color="#3f7f5f" style:font-name="Consolas" fo:font-size="16pt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protected</text:span><text:span text:style-name="T2"> </text:span><text:span text:style-name="T1">void</text:span><text:span text:style-name="T2"> doGet(</text:span><text:span text:style-name="T3">HttpServletRequest</text:span><text:span text:style-name="T2"> </text:span><text:span text:style-name="T4">request</text:span><text:span text:style-name="T2">, </text:span><text:span text:style-name="T3">HttpServletResponse</text:span><text:span text:style-name="T2"> </text:span><text:span text:style-name="T4">response</text:span><text:span text:style-name="T2">) </text:span><text:span text:style-name="T1">throws</text:span><text:span text:style-name="T2"> </text:span><text:span text:style-name="T3">ServletException</text:span><text:span text:style-name="T2">, IOException {</text:span></text:p>
      <text:p text:style-name="P1"><text:span text:style-name="T2"><text:tab/><text:tab/></text:span><text:span text:style-name="T4">response</text:span><text:span text:style-name="T2">.setContentType(</text:span><text:span text:style-name="T5">"text/html;charset=UTF-8"</text:span><text:span text:style-name="T2">);</text:span></text:p>
      <text:p text:style-name="P1"><text:span text:style-name="T2"><text:tab/><text:tab/>PrintWriter </text:span><text:span text:style-name="T4">out</text:span><text:span text:style-name="T2">=</text:span><text:span text:style-name="T4">response</text:span><text:span text:style-name="T2">.getWriter();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<text:tab/></text:span><text:span text:style-name="T4">out</text:span><text:span text:style-name="T2">.println(</text:span><text:span text:style-name="T5">"&lt;!DOCTYPE html&gt;&lt;head&gt;&lt;title&gt; informacion&lt;/title&gt;&lt;/head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body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ul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li&gt;"</text:span><text:span text:style-name="T2">+</text:span><text:span text:style-name="T4">request</text:span><text:span text:style-name="T2">.getParameter(</text:span><text:span text:style-name="T5">"v1"</text:span><text:span text:style-name="T2">));</text:span></text:p>
      <text:p text:style-name="P1"><text:span text:style-name="T2"><text:tab/><text:tab/><text:tab/></text:span><text:span text:style-name="T4">out</text:span><text:span text:style-name="T2">.println(</text:span><text:span text:style-name="T5">"&lt;/li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li&gt;"</text:span><text:span text:style-name="T2">+</text:span><text:span text:style-name="T4">request</text:span><text:span text:style-name="T2">.getParameter(</text:span><text:span text:style-name="T5">"v2"</text:span><text:span text:style-name="T2">));</text:span></text:p>
      <text:p text:style-name="P1"><text:span text:style-name="T2"><text:tab/><text:tab/><text:tab/></text:span><text:span text:style-name="T4">out</text:span><text:span text:style-name="T2">.println(</text:span><text:span text:style-name="T5">"&lt;/li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/ul&gt;"</text:span><text:span text:style-name="T2">);</text:span></text:p>
      <text:p text:style-name="P1"><text:span text:style-name="T2"><text:tab/><text:tab/><text:tab/></text:span><text:span text:style-name="T4">out</text:span><text:span text:style-name="T2">.println(</text:span><text:span text:style-name="T5">"&lt;/body&gt;"</text:span><text:span text:style-name="T2">)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4">out</text:span><text:span text:style-name="T2">.println(</text:span><text:span text:style-name="T5">"&lt;/html&gt;"</text:span><text:span text:style-name="T2">);</text:span></text:p>
      <text:p text:style-name="P1"><text:span text:style-name="T2"><text:tab/><text:tab/>}</text:span><text:span text:style-name="T1">finally</text:span><text:span text:style-name="T2"> {</text:span></text:p>
      <text:p text:style-name="P1"><text:span text:style-name="T2"><text:tab/><text:tab/><text:tab/></text:span><text:span text:style-name="T4">out</text:span><text:span text:style-name="T2">.close();</text:span></text:p>
      <text:p text:style-name="P1"><text:span text:style-name="T2"><text:tab/><text:tab/>}</text:span></text:p>
      <text:p text:style-name="P1"><text:span text:style-name="T2"><text:tab/>}</text:span></text:p>
      <text:p text:style-name="P2"/>
      <text:p text:style-name="P1"><text:span text:style-name="T2"><text:tab/></text:span><text:span text:style-name="T6">/**</text:span></text:p>
      <text:p text:style-name="P1"><text:span text:style-name="T6"><text:tab/> * </text:span><text:span text:style-name="T7">@see</text:span><text:span text:style-name="T6"> HttpServlet#doPost(HttpServletRequest request, HttpServletResponse response)</text:span></text:p>
      <text:p text:style-name="P1"><text:span text:style-name="T6"><text:tab/> */</text:span></text:p>
      <text:p text:style-name="P1"><text:span text:style-name="T2"><text:tab/></text:span><text:span text:style-name="T1">protected</text:span><text:span text:style-name="T2"> </text:span><text:span text:style-name="T1">void</text:span><text:span text:style-name="T2"> doPost(</text:span><text:span text:style-name="T3">HttpServletRequest</text:span><text:span text:style-name="T2"> </text:span><text:span text:style-name="T4">request</text:span><text:span text:style-name="T2">, </text:span><text:span text:style-name="T3">HttpServletResponse</text:span><text:span text:style-name="T2"> </text:span><text:span text:style-name="T4">response</text:span><text:span text:style-name="T2">) </text:span><text:span text:style-name="T1">throws</text:span><text:span text:style-name="T2"> </text:span><text:span text:style-name="T3">ServletException</text:span><text:span text:style-name="T2">, IOException {</text:span></text:p>
      <text:p text:style-name="P1"><text:span text:style-name="T2"><text:tab/><text:tab/></text:span><text:span text:style-name="T8">// </text:span><text:span text:style-name="T7">TODO</text:span><text:span text:style-name="T8"> Auto-generated method stub</text:span></text:p>
      <text:p text:style-name="P1"><text:span text:style-name="T2"><text:tab/><text:tab/>doGet(</text:span><text:span text:style-name="T4">request</text:span><text:span text:style-name="T2">, </text:span><text:span text:style-name="T4">response</text:span><text:span text:style-name="T2">);</text:span></text:p>
      <text:p text:style-name="Standard"><text:span text:style-name="T2"><text:tab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2:12:10.011000000</meta:creation-date>
    <dc:date>2020-02-26T12:28:42.482000000</dc:date>
    <meta:editing-duration>PT6M22S</meta:editing-duration>
    <meta:editing-cycles>1</meta:editing-cycles>
    <meta:document-statistic meta:table-count="0" meta:image-count="0" meta:object-count="0" meta:page-count="1" meta:paragraph-count="26" meta:word-count="58" meta:character-count="874" meta:non-whitespace-character-count="783"/>
    <meta:generator>LibreOffice/6.3.1.2$Windows_X86_64 LibreOffice_project/b79626edf0065ac373bd1df5c28bd630b4424273</meta:generator>
  </office:meta>
</office:document-meta>
</file>